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podpis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0/2021<text:bookmark-end text:name="Text14"/></text:p>
            <text:p text:style-name="Normální">KVOP-43557/2021<text:bookmark-end text:name="Text2"/></text:p>
            <text:p text:style-name="Normální"><text:bookmark-start text:name="Text3"/>14. 10. 2021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JUDr. P.V.</text:p>
            <text:p text:style-name="Normální">advokátka</text:p>
            <text:p text:style-name="Normální"/>
            <text:p text:style-name="Normální"/>
            <text:p text:style-name="Normální"/>
            <text:p text:style-name="Normální"><text:span text:style-name="T17">ID DS:</text:span>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doktorko,<text:s/></text:p>
      <text:p text:style-name="Základnítext">Kanceláři veřejného ochránce práv byla doručena Vaše žádost podle zákona č. 106/1999 Sb., o svobodném přístupu k informacím, ve znění pozdějších předpisů. Požádala jste o stanovisko veřejného ochránce práv k pozměňovacímu návrhu pod č. 8299, předkladatel Miloslav Janulík, v rámci schvalování novely zákona o pobytu cizinců na území ČR, sněmovní tisk 1091. Konkrétně Vám jde o uzákonění výhradního poskytování cestovního zdravotního pojištění Pojišťovnou VZP, a. s. (§ 180j odst. 13 zákona o pobytu cizinců).</text:p>
      <text:p text:style-name="Základnítext">K této žádosti Vám sděluji, že veřejný ochránce práv k uvedenému pozměňovacímu návrhu žádné stanovisko neuplatnil.</text:p>
      <text:p text:style-name="Základnítext">S<text:s/>pozdravem</text:p>
      <text:p text:style-name="podpis">JUDr. Pavel Pořízek, Ph.D. v. r.</text:p>
      <text:p text:style-name="podpis">vedoucí Kanceláře veřejného ochránce práv</text:p>
      <text:p text:style-name="P18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RJ6Y*</text:span>*KVOPX00BRJ6Y*</text:p>
        <text:p text:style-name="P12"><text:span text:style-name="T13">KVOPX00BRJ6Y</text:span>KVOPX00BRJ6Y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10-14T12:29:00Z</meta:creation-date>
    <dc:date>2021-10-14T12:29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41" meta:character-count="972" meta:row-count="6" meta:non-whitespace-character-count="832"/>
  </office:meta>
</office:document-meta>
</file>